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64584" calcext:value-type="float">
            <text:p>93.0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8808" calcext:value-type="float">
            <text:p>91.8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1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204" calcext:value-type="float">
            <text:p>77.2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2616" calcext:value-type="float">
            <text:p>67.4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9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9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403</text:p>
          </table:table-cell>
          <table:table-cell office:value-type="string" calcext:value-type="string">
            <text:p>198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